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6c7d9a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c7d9a"/>
    </style:style>
    <style:style style:name="P7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9" style:family="paragraph" style:parent-style-name="Standard">
      <style:paragraph-properties fo:text-align="start" style:justify-single-word="false"/>
      <style:text-properties officeooo:paragraph-rsid="004ca859"/>
    </style:style>
    <style:style style:name="P10" style:family="paragraph" style:parent-style-name="Standard">
      <style:paragraph-properties fo:text-align="end" style:justify-single-word="false"/>
      <style:text-properties officeooo:paragraph-rsid="004ca859"/>
    </style:style>
    <style:style style:name="P11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2" style:family="paragraph" style:parent-style-name="Contents_20_Heading" style:master-page-name="Standard">
      <style:paragraph-properties style:page-number="1" fo:break-before="page"/>
    </style:style>
    <style:style style:name="P1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6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3ea21a" officeooo:paragraph-rsid="006c7d9a" style:font-name-asian="Georgia1" style:font-name-complex="Georgia1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c7d9a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6c7d9a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3ccb2d" officeooo:paragraph-rsid="006c7d9a" style:font-name-asian="Georgia1" style:font-name-complex="Georgia1"/>
    </style:style>
    <style:style style:name="P2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6c7d9a" style:font-name-asian="Georgia1" style:font-name-complex="Georgia1"/>
    </style:style>
    <style:style style:name="P2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3ccb2d" officeooo:paragraph-rsid="006c7d9a" style:font-name-asian="Georgia1" style:font-name-complex="Georgia1"/>
    </style:style>
    <style:style style:name="P25" style:family="paragraph" style:parent-style-name="Standard">
      <style:paragraph-properties fo:text-align="justify" style:justify-single-word="false"/>
      <style:text-properties officeooo:paragraph-rsid="002688cc"/>
    </style:style>
    <style:style style:name="P2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7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officeooo:rsid="0023ad53" officeooo:paragraph-rsid="006d5ff2" style:font-name-asian="Georgia1" style:font-name-complex="Georgia1"/>
    </style:style>
    <style:style style:name="P2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6d5ff2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paragraph-rsid="006d5ff2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officeooo:rsid="0047a9f4" officeooo:paragraph-rsid="006d5ff2" style:font-name-asian="Georgia1" style:font-name-complex="Georgia1"/>
    </style:style>
    <style:style style:name="P32" style:family="paragraph" style:parent-style-name="Standard" style:list-style-name="L5">
      <style:paragraph-properties fo:text-align="justify" style:justify-single-word="false"/>
      <style:text-properties officeooo:paragraph-rsid="006d5ff2"/>
    </style:style>
    <style:style style:name="P33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6d5ff2" style:font-name-asian="Georgia1" style:font-name-complex="Georgia1"/>
    </style:style>
    <style:style style:name="P34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3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23ad53" officeooo:paragraph-rsid="006fc294" style:font-name-asian="Georgia1" style:font-name-complex="Georgia1"/>
    </style:style>
    <style:style style:name="P39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6fc294" style:font-name-asian="Georgia1" style:font-name-complex="Georgia1"/>
    </style:style>
    <style:style style:name="P40" style:family="paragraph" style:parent-style-name="Standard" style:list-style-name="L6">
      <style:paragraph-properties fo:text-align="justify" style:justify-single-word="false"/>
      <style:text-properties officeooo:paragraph-rsid="006fc294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6fc294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officeooo:rsid="003ba937"/>
    </style:style>
    <style:style style:name="T3" style:family="text">
      <style:text-properties style:font-name="Georgia" style:font-name-asian="Georgia1" style:font-name-complex="Georgia1"/>
    </style:style>
    <style:style style:name="T4" style:family="text">
      <style:text-properties style:font-name="Georgia" officeooo:rsid="003454c2" style:font-name-asian="Georgia1" style:font-name-complex="Georgia1"/>
    </style:style>
    <style:style style:name="T5" style:family="text">
      <style:text-properties style:font-name="Georgia" officeooo:rsid="003ccb2d" style:font-name-asian="Georgia1" style:font-name-complex="Georgia1"/>
    </style:style>
    <style:style style:name="T6" style:family="text">
      <style:text-properties style:font-name="Georgia" officeooo:rsid="003ba937" style:font-name-asian="Georgia1" style:font-name-complex="Georgia1"/>
    </style:style>
    <style:style style:name="T7" style:family="text">
      <style:text-properties officeooo:rsid="003f5477"/>
    </style:style>
    <style:style style:name="T8" style:family="text">
      <style:text-properties officeooo:rsid="003ccb2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3ad53"/>
    </style:style>
    <style:style style:name="T11" style:family="text">
      <style:text-properties officeooo:rsid="00408b4c"/>
    </style:style>
    <style:style style:name="T12" style:family="text">
      <style:text-properties officeooo:rsid="004438c6"/>
    </style:style>
    <style:style style:name="T13" style:family="text">
      <style:text-properties officeooo:rsid="0047a9f4"/>
    </style:style>
    <style:style style:name="T14" style:family="text">
      <style:text-properties style:font-name="Georgia" officeooo:rsid="0023ad53" style:font-name-asian="Georgia1" style:font-name-complex="Georgia1"/>
    </style:style>
    <style:style style:name="T15" style:family="text">
      <style:text-properties style:font-name="Georgia" officeooo:rsid="0047a9f4" style:font-name-asian="Georgia1" style:font-name-complex="Georgia1"/>
    </style:style>
    <style:style style:name="T16" style:family="text">
      <style:text-properties style:font-name="Georgia" officeooo:rsid="00499cd9" style:font-name-asian="Georgia1" style:font-name-complex="Georgia1"/>
    </style:style>
    <style:style style:name="T17" style:family="text">
      <style:text-properties officeooo:rsid="00499cd9"/>
    </style:style>
    <style:style style:name="T18" style:family="text">
      <style:text-properties style:font-name="Georgia" officeooo:rsid="004f2cb1" style:font-name-asian="Georgia1" style:font-name-complex="Georgia1"/>
    </style:style>
    <style:style style:name="T19" style:family="text">
      <style:text-properties style:font-name="Georgia" officeooo:rsid="004fe600" style:font-name-asian="Georgia1" style:font-name-complex="Georgia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</text:span><text:span text:style-name="T2">Lancement<text:line-break/>du projet tutoré</text:span></text:p>
      <text:p text:style-name="Standard"/>
      <text:p text:style-name="P2"><draw:frame draw:style-name="fr1" draw:name="image6.png" text:anchor-type="as-char" svg:y="-1.099cm" svg:width="10.601cm" svg:height="1.506cm" draw:z-index="10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3">Créateur : </text:span><text:span text:style-name="T4">Axel MOURILLON</text:span><text:span text:style-name="T3"> – </text:span><text:span text:style-name="T4">Chef de projet</text:span></text:p>
      <text:p text:style-name="P6">📅 <text:span text:style-name="T3">Date de Création : </text:span><text:span text:style-name="T5">09</text:span><text:span text:style-name="T4">/</text:span><text:span text:style-name="T5">10</text:span><text:span text:style-name="T4">/202</text:span><text:span text:style-name="T6">4</text:span></text:p>
      <text:p text:style-name="P4"/>
      <text:p text:style-name="P7">Membres présents :</text:p>
      <text:section text:style-name="Sect1" text:name="Section1">
        <text:list text:style-name="L1">
          <text:list-item>
            <text:p text:style-name="P8">Loïs ALLAIRE<text:tab/><text:tab/>OUI</text:p>
          </text:list-item>
          <text:list-item>
            <text:p text:style-name="P8">Hugo CLAMOND<text:tab/>OUI</text:p>
          </text:list-item>
          <text:list-item>
            <text:p text:style-name="P8">Axel MOURILLON<text:tab/>OUI</text:p>
          </text:list-item>
          <text:list-item>
            <text:p text:style-name="P8">Arthur YANG<text:tab/><text:tab/>OUI</text:p>
          </text:list-item>
        </text:list>
      </text:section>
      <text:p text:style-name="P5"/>
      <text:section text:style-name="Sect1" text:name="Section2">
        <text:p text:style-name="P9"><draw:frame draw:style-name="fr2" draw:name="Image2" text:anchor-type="as-char" svg:y="-0.728cm" svg:width="5.89cm" svg:height="1.669cm" draw:z-index="11"><draw:image xlink:href="Pictures/10000001000001F50000008E4017BDF6.png" xlink:type="simple" xlink:show="embed" xlink:actuate="onLoad" draw:mime-type="image/png"/></draw:frame></text:p>
        <text:p text:style-name="P10"><draw:frame draw:style-name="fr3" draw:name="Image3" text:anchor-type="as-char" svg:y="-0.466cm" svg:width="6.246cm" svg:height="1.725cm" draw:z-index="12"><draw:image xlink:href="Pictures/10000001000002030000007FE924B9FE.png" xlink:type="simple" xlink:show="embed" xlink:actuate="onLoad" draw:mime-type="image/png"/></draw:frame></text:p>
      </text:section>
      <text:p text:style-name="P11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2">Table des matières</text:p>
          </text:index-title>
          <text:p text:style-name="P13"><text:a xlink:type="simple" xlink:href="#__RefHeading___Toc397_377169772" text:style-name="Index_20_Link" text:visited-style-name="Index_20_Link">Table des figures<text:tab/>1</text:a></text:p>
          <text:p text:style-name="P13"><text:a xlink:type="simple" xlink:href="#__RefHeading___Toc395_377169772" text:style-name="Index_20_Link" text:visited-style-name="Index_20_Link">I. Choix du nom du projet<text:tab/>2</text:a></text:p>
          <text:p text:style-name="P14"><text:a xlink:type="simple" xlink:href="#__RefHeading___Toc399_377169772" text:style-name="Index_20_Link" text:visited-style-name="Index_20_Link">A) Propositions de nom<text:tab/>2</text:a></text:p>
          <text:p text:style-name="P14"><text:a xlink:type="simple" xlink:href="#__RefHeading___Toc399_377169772%20Copie%201" text:style-name="Index_20_Link" text:visited-style-name="Index_20_Link">B) Choix retenu<text:tab/>2</text:a></text:p>
          <text:p text:style-name="P13"><text:a xlink:type="simple" xlink:href="#__RefHeading___Toc395_377169772%20Copie%201" text:style-name="Index_20_Link" text:visited-style-name="Index_20_Link">II. Création du GitHub<text:tab/>3</text:a></text:p>
          <text:p text:style-name="P14"><text:a xlink:type="simple" xlink:href="#__RefHeading___Toc399_377169772%20Copie%204" text:style-name="Index_20_Link" text:visited-style-name="Index_20_Link">A) Première définition des bonnes pratiques<text:tab/>3</text:a></text:p>
          <text:p text:style-name="P14"><text:a xlink:type="simple" xlink:href="#__RefHeading___Toc399_377169772%20Copie%201%20Copie%201" text:style-name="Index_20_Link" text:visited-style-name="Index_20_Link">B) Création du repository<text:tab/>3</text:a></text:p>
          <text:p text:style-name="P13"><text:a xlink:type="simple" xlink:href="#__RefHeading___Toc395_377169772%20Copie%202%20Copie%202" text:style-name="Index_20_Link" text:visited-style-name="Index_20_Link">Prochaine réunion<text:tab/>4</text:a></text:p>
          <text:p text:style-name="P14"><text:a xlink:type="simple" xlink:href="#__RefHeading___Toc399_377169772%20Copie%202%20Copie%202" text:style-name="Index_20_Link" text:visited-style-name="Index_20_Link">Date<text:tab/>4</text:a></text:p>
          <text:p text:style-name="P14"><text:a xlink:type="simple" xlink:href="#__RefHeading___Toc552_377169772%20Copie%201%20Copie%202" text:style-name="Index_20_Link" text:visited-style-name="Index_20_Link">Ordre du jour<text:tab/>4</text:a></text:p>
        </text:index-body>
      </text:table-of-content>
      <text:p text:style-name="P4"/>
      <text:p text:style-name="P4"/>
      <text:p text:style-name="P4"/>
      <text:list xml:id="list774417861" text:style-name="L2">
        <text:list-item>
          <text:p text:style-name="P15"><text:bookmark-start text:name="__RefHeading___Toc395_377169772"/>Choix du nom du projet<text:bookmark-end text:name="__RefHeading___Toc395_377169772"/></text:p>
        </text:list-item>
      </text:list>
      <text:p text:style-name="P16"/>
      <text:list xml:id="list1341885333" text:style-name="L3">
        <text:list-item>
          <text:p text:style-name="P17"><text:bookmark-start text:name="__RefHeading___Toc399_377169772"/>Propositions de nom<text:bookmark-end text:name="__RefHeading___Toc399_377169772"/></text:p>
        </text:list-item>
      </text:list>
      <text:p text:style-name="P16"/>
      <text:p text:style-name="P18">Propositions initiales :</text:p>
      <text:list text:style-name="L4">
        <text:list-item>
          <text:p text:style-name="P19">Wizards Of The Drôme</text:p>
        </text:list-item>
        <text:list-item>
          <text:p text:style-name="P19">Wizards And Dices</text:p>
        </text:list-item>
        <text:list-item>
          <text:p text:style-name="P19">Nerd'E'Commerce</text:p>
        </text:list-item>
        <text:list-item>
          <text:p text:style-name="P19">Spells And Swords &lt; OU &gt; Spells And Daggers</text:p>
        </text:list-item>
      </text:list>
      <text:p text:style-name="P20"/>
      <text:p text:style-name="P21"/>
      <text:list xml:id="list103428847135612" text:continue-list="list1341885333" text:style-name="L3">
        <text:list-item>
          <text:p text:style-name="P17"><text:bookmark-start text:name="__RefHeading___Toc399_377169772 Copie 1"/>Choix retenu<text:bookmark-end text:name="__RefHeading___Toc399_377169772 Copie 1"/></text:p>
        </text:list-item>
      </text:list>
      <text:p text:style-name="P21"/>
      <text:p text:style-name="P18">Sondage entre les propositions initiales. </text:p>
      <text:p text:style-name="P18">Victoire du choix retenu, à 3 votes contre 1 (pour "Wizards Of The Drôme"<text:span text:style-name="T7">)</text:span></text:p>
      <text:p text:style-name="P18"/>
      <text:p text:style-name="P22">Nom final du site et du projet :</text:p>
      <text:p text:style-name="P23">É<text:span text:style-name="T8">criture complète – </text:span><text:span text:style-name="T9">Wizards &amp; Dice </text:span></text:p>
      <text:p text:style-name="P23">É<text:span text:style-name="T8">criture simplifiée – </text:span><text:span text:style-name="T9">wizards-and-dice</text:span></text:p>
      <text:p text:style-name="P20"/>
      <text:p text:style-name="P22">Nom d’origine : </text:p>
      <text:p text:style-name="P24"><text:span text:style-name="T10">É</text:span>criture complète – <text:span text:style-name="T10">Wizards &amp; Dice</text:span>s</text:p>
      <text:p text:style-name="P24"><text:span text:style-name="T10">É</text:span>criture simplifiée – <text:span text:style-name="T10">wizards-and-dice</text:span></text:p>
      <text:p text:style-name="P24">Corrigé pour faute d’orthographe ("dice" est déjà un pluriel en anglais = pas de "s")</text:p>
      <text:p text:style-name="P20"/>
      <text:p text:style-name="P22">Utiliser l’écriture complète dès que possible</text:p>
      <text:p text:style-name="P22">Utiliser l’écriture simplifiée en cas de restrictions de caractères</text:p>
      <text:p text:style-name="P20"/>
      <text:p text:style-name="P25"/>
      <text:list text:continue-list="list774417861" text:style-name="L2">
        <text:list-item>
          <text:p text:style-name="P26"><text:bookmark-start text:name="__RefHeading___Toc395_377169772 Copie 1"/>Création du GitHub<text:bookmark-end text:name="__RefHeading___Toc395_377169772 Copie 1"/></text:p>
        </text:list-item>
      </text:list>
      <text:p text:style-name="P27"/>
      <text:list text:continue-list="list103428847135612" text:style-name="L3">
        <text:list-item text:start-value="1">
          <text:p text:style-name="P17"><text:bookmark-start text:name="__RefHeading___Toc399_377169772 Copie 4"/>Première définition des bonnes pratiques<text:bookmark-end text:name="__RefHeading___Toc399_377169772 Copie 4"/></text:p>
        </text:list-item>
      </text:list>
      <text:p text:style-name="P21"/>
      <text:p text:style-name="P28">Q<text:span text:style-name="T11">uand on travaille sur un nouveau sujet, ou sur quelques choses pouvant avoir un impact important sur le projet ⇒ On crée une </text:span><text:span text:style-name="T9">NOUVELLE BRANCHE</text:span> </text:p>
      <text:p text:style-name="P29"><text:span text:style-name="T11">ATTENTION </text:span>→ <text:tab/>N<text:span text:style-name="T11">e</text:span> <text:span text:style-name="T9">JAMAIS</text:span> <text:span text:style-name="T11">pousser son travail directement sur la branche<text:tab/><text:tab/><text:tab/>principale ("main")</text:span></text:p>
      <text:p text:style-name="P29">À <text:span text:style-name="T12">définir</text:span> <text:span text:style-name="T12">plus précisément</text:span></text:p>
      <text:p text:style-name="P28"/>
      <text:p text:style-name="P28"><text:span text:style-name="T12">En cas de</text:span> "conflit de merge" : <text:span text:style-name="T12">quand un</text:span> document est modifié par 2 utilisateurs différents </text:p>
      <text:p text:style-name="P28"><text:tab/>→ <text:span text:style-name="T12">Il est possible de</text:span> de fusionner les 2 changements </text:p>
      <text:p text:style-name="P30"/>
      <text:p text:style-name="P21"/>
      <text:list text:continue-numbering="true" text:style-name="L3">
        <text:list-item>
          <text:p text:style-name="P17"><text:bookmark-start text:name="__RefHeading___Toc399_377169772 Copie 1 Copie 1"/>Création du repository<text:bookmark-end text:name="__RefHeading___Toc399_377169772 Copie 1 Copie 1"/></text:p>
        </text:list-item>
      </text:list>
      <text:p text:style-name="P21"/>
      <text:p text:style-name="P28">Création d’u<text:span text:style-name="T13">n</text:span> r<text:span text:style-name="T13">e</text:span>pos au nom du projet</text:p>
      <text:p text:style-name="P28"/>
      <text:p text:style-name="P31">Pour chaque membre du projet</text:p>
      <text:list text:style-name="L5">
        <text:list-item>
          <text:p text:style-name="P32"><text:span text:style-name="T14">Création de nos comptes Git </text:span><text:span text:style-name="T15">liés à l’adresse mail du GRETA</text:span></text:p>
        </text:list-item>
        <text:list-item>
          <text:p text:style-name="P33">Installation de Git et GitKraken</text:p>
        </text:list-item>
        <text:list-item>
          <text:p text:style-name="P33">Création d'une clé public/privé et association au compte GitHub pour authentification sécurisée quand Git fait des commit/push/etc</text:p>
        </text:list-item>
        <text:list-item>
          <text:p text:style-name="P32"><text:span text:style-name="T14">Clonage du r</text:span><text:span text:style-name="T16">e</text:span><text:span text:style-name="T14">pos en local</text:span></text:p>
        </text:list-item>
      </text:list>
      <text:p text:style-name="P28"/>
      <text:p text:style-name="P28">Explication de la méthodologie à suivre pour commit, pull et merge <text:span text:style-name="T17">lors de la prochaine réunion</text:span></text:p>
      <text:p text:style-name="P30"/>
      <text:p text:style-name="P16"/>
      <text:p text:style-name="P34"><text:bookmark-start text:name="__RefHeading___Toc395_377169772 Copie 2 Copie 2"/>Prochaine réunion<text:bookmark-end text:name="__RefHeading___Toc395_377169772 Copie 2 Copie 2"/></text:p>
      <text:p text:style-name="P35"/>
      <text:p text:style-name="P36"><text:bookmark-start text:name="__RefHeading___Toc399_377169772 Copie 2 Copie 2"/>Date<text:bookmark-end text:name="__RefHeading___Toc399_377169772 Copie 2 Copie 2"/></text:p>
      <text:p text:style-name="P35"/>
      <text:p text:style-name="P37">Samedi 12 octobre 2024, de 14h30 à 16h30</text:p>
      <text:p text:style-name="P35"/>
      <text:p text:style-name="P35"/>
      <text:p text:style-name="P36"><text:bookmark-start text:name="__RefHeading___Toc552_377169772 Copie 1 Copie 2"/>Ordre du jour<text:bookmark-end text:name="__RefHeading___Toc552_377169772 Copie 1 Copie 2"/></text:p>
      <text:p text:style-name="P38"/>
      <text:list text:style-name="L6">
        <text:list-item>
          <text:p text:style-name="P39">Revue GitHub</text:p>
        </text:list-item>
        <text:list-item>
          <text:p text:style-name="P40"><text:span text:style-name="T14">Deadline, organisation grossière </text:span><text:span text:style-name="T18">et p</text:span><text:span text:style-name="T14">lanification </text:span><text:span text:style-name="T18">de la</text:span><text:span text:style-name="T14"> fiche PT</text:span></text:p>
        </text:list-item>
        <text:list-item>
          <text:p text:style-name="P40"><text:span text:style-name="T14">Définition de règles graphiques </text:span><text:span text:style-name="T18">(règles </text:span><text:span text:style-name="T14">basique</text:span><text:span text:style-name="T19">s</text:span><text:span text:style-name="T14"> à minima)</text:span></text:p>
        </text:list-item>
        <text:list-item>
          <text:p text:style-name="P39">Répartition des rôles et dynamique générale du projet</text:p>
        </text:list-item>
      </text:list>
      <text:p text:style-name="P41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714ba2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2c9fc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6"><draw:image xlink:href="Pictures/10000000000004030000011A1D50AB68.png" xlink:type="simple" xlink:show="embed" xlink:actuate="onLoad" draw:mime-type="image/png"/></draw:frame></text:p>
          <text:p text:style-name="MP2">Lancement du projet tutoré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4</text:page-number><text:s/>/ <text:span text:style-name="MT3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0:34:26.632000000</dc:date>
    <meta:editing-duration>PT2H13M</meta:editing-duration>
    <meta:editing-cycles>76</meta:editing-cycles>
    <meta:print-date>2025-01-02T09:51:38.559000000</meta:print-date>
    <meta:printed-by>Fichiers PDF</meta:printed-by>
    <meta:document-statistic meta:table-count="0" meta:image-count="7" meta:object-count="0" meta:page-count="6" meta:paragraph-count="67" meta:word-count="410" meta:character-count="2355" meta:non-whitespace-character-count="2014"/>
  </office:meta>
</office:document-meta>
</file>